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921cm" style:rel-column-width="2790*"/>
    </style:style>
    <style:style style:name="Таблица1.B" style:family="table-column">
      <style:table-column-properties style:column-width="14.079cm" style:rel-column-width="798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12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убмодель релейное минус с переменными ЗН и ЗВ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6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4.369cm" svg:height="2.2cm" draw:z-index="1"><draw:image xlink:href="../images/3012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3">→</text:span> «Войти в субмодель».</text:p>
            <text:p text:style-name="P2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Гистерезис и зона нечувствительности задаются входными сигналами блока. Выходной сигнал блока — неотрицательный, и реле работает только при отрицательном входном сигнале (иначе на выходе ноль).</text:p>
            <text:p text:style-name="P2"><text:span text:style-name="T1">Входные сигналы</text:span>:</text:p>
            <text:list xml:id="list6445654334663011386" text:style-name="L1">
              <text:list-item>
                <text:p text:style-name="P6">Сигнал — обрабатываемый блоком сигнал.</text:p>
              </text:list-item>
              <text:list-item>
                <text:p text:style-name="P6">Зона нечувствительности — ширина зоны нечувствительности.</text:p>
              </text:list-item>
              <text:list-item>
                <text:p text:style-name="P6">Зона возврата — ширина зоны возврата.</text:p>
              </text:list-item>
            </text:list>
            <text:p text:style-name="P2"><text:span text:style-name="T1">Выходные сигналы</text:span>:</text:p>
            <text:list xml:id="list1559056454401158123" text:style-name="L2">
              <text:list-item>
                <text:p text:style-name="P7">Выход реле — сигнал, равный +1 или 0, в соответствии с алгоритмом работы блока.</text:p>
              </text:list-item>
            </text:list>
            <text:p text:style-name="P2"><text:span text:style-name="T4">Свойства</text:span>:</text:p>
            <text:p text:style-name="P2">Для работы блока задавать параметры не требуется.</text:p>
            <text:p text:style-name="P2"><text:span text:style-name="T1">Примечание:</text:span><text:span text:style-name="T2"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минус с переменными ЗН и ЗВ</dc:title>
    <dc:date>2014-12-09T10:57:10.88</dc:date>
    <meta:generator>OpenOffice/4.1.1$Win32 OpenOffice.org_project/411m6$Build-9775</meta:generator>
    <meta:editing-duration>PT2H38M34S</meta:editing-duration>
    <meta:editing-cycles>62</meta:editing-cycles>
    <meta:document-statistic meta:table-count="1" meta:image-count="2" meta:object-count="0" meta:page-count="1" meta:paragraph-count="17" meta:word-count="145" meta:character-count="1044"/>
  </office:meta>
</office:document-meta>
</file>